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4-12-3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4-10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4-04-10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4-01-0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3-01-1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2-04-18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2-01-1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1-10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1-04-1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1-01-1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20-01-0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9-04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9-01-1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8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8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8-01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7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7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7-01-11 17:5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6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6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5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5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4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4-01-14 17:39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3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3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3-01-24 18:2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2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2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2-01-11 16:4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1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1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1-01-03 18:1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0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0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10-01-20 17:3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9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9-01-07 18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8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8-01-04 16:3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7-01-04 15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6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6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6-01-10 16:3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5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5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5-01-11 19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4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4-01-08 15:4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3-01-07 22:4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2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2-01-07 22:4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1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1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1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1-01-11 17:0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0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2000-01-13 18:2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9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9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9-01-15 00:3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0991443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1" meta:object-count="0"/>
    <meta:user-defined meta:name="AppVersion">3.0</meta:user-defined>
  </office:meta>
</office:document-meta>
</file>